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fo:language="ru" fo:country="RU" fo:font-weight="normal" officeooo:rsid="00054424" officeooo:paragraph-rsid="0005442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15%"/>
      <style:text-properties fo:font-size="14pt" fo:language="ru" fo:country="RU" style:text-underline-style="solid" style:text-underline-width="auto" style:text-underline-color="font-color" fo:font-weight="normal" officeooo:rsid="00054424" officeooo:paragraph-rsid="0005442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54424" officeooo:paragraph-rsid="0005442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814c1" officeooo:paragraph-rsid="000814c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15%"/>
      <style:text-properties fo:font-size="14pt" fo:language="ru" fo:country="RU" fo:font-style="normal" style:text-underline-style="none" fo:font-weight="normal" officeooo:rsid="000814c1" officeooo:paragraph-rsid="0011c96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15%"/>
      <style:text-properties fo:font-size="15pt" fo:language="ru" fo:country="RU" style:text-underline-style="solid" style:text-underline-width="auto" style:text-underline-color="font-color" fo:font-weight="normal" officeooo:rsid="00054424" officeooo:paragraph-rsid="00054424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15%"/>
      <style:text-properties fo:font-size="15pt" fo:language="ru" fo:country="RU" fo:font-style="normal" style:text-underline-style="none" fo:font-weight="normal" officeooo:rsid="000814c1" officeooo:paragraph-rsid="000814c1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054424" officeooo:paragraph-rsid="00054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officeooo:paragraph-rsid="00090db4"/>
    </style:style>
    <style:style style:name="T1" style:family="text">
      <style:text-properties style:text-underline-style="none"/>
    </style:style>
    <style:style style:name="T2" style:family="text">
      <style:text-properties officeooo:rsid="00073bc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 officeooo:rsid="00090db4"/>
    </style:style>
    <style:style style:name="T5" style:family="text">
      <style:text-properties fo:language="en" fo:country="US" officeooo:rsid="0011c96d"/>
    </style:style>
    <style:style style:name="T6" style:family="text">
      <style:text-properties fo:language="en" fo:country="US" officeooo:rsid="0013a454"/>
    </style:style>
    <style:style style:name="T7" style:family="text">
      <style:text-properties fo:font-variant="normal" fo:text-transform="none" fo:font-size="14pt" fo:letter-spacing="normal" fo:language="en" fo:country="US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" style:family="text">
      <style:text-properties fo:font-variant="normal" fo:text-transform="none" fo:font-size="14pt" fo:letter-spacing="normal" fo:language="ru" fo:country="RU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" style:family="text">
      <style:text-properties fo:font-variant="normal" fo:text-transform="none" fo:font-size="14pt" fo:letter-spacing="normal" fo:language="ru" fo:country="RU" fo:font-style="normal" style:text-underline-style="none" fo:font-weight="normal" officeooo:rsid="000ad51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" style:family="text">
      <style:text-properties fo:font-size="14pt" fo:language="en" fo:country="US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style:text-underline-style="none" fo:font-weight="normal" officeooo:rsid="00090db4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0b001a"/>
    </style:style>
    <style:style style:name="T13" style:family="text">
      <style:text-properties officeooo:rsid="000cca7a"/>
    </style:style>
    <style:style style:name="T14" style:family="text">
      <style:text-properties officeooo:rsid="000e3c29"/>
    </style:style>
    <style:style style:name="T15" style:family="text">
      <style:text-properties officeooo:rsid="000ef93d"/>
    </style:style>
    <style:style style:name="T16" style:family="text">
      <style:text-properties officeooo:rsid="0013a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нтология — Отделение в больнице</text:p>
      <text:p text:style-name="P1"/>
      <text:p text:style-name="P6"><text:span text:style-name="T1">1. </text:span>Определение области и масштаба онтологии</text:p>
      <text:p text:style-name="P2"/>
      <text:p text:style-name="P3"><text:tab/>1.1 Область онтологии: <text:span text:style-name="T12">Представление о</text:span>тделени<text:span text:style-name="T12">й</text:span> в больнице.</text:p>
      <text:p text:style-name="P3"><text:tab/>1.2 Предпологаемое использование: В интеллектуальных системах, которые будут указывать на нужное отделение больницы пациентам и врачам в соответствии с указанными заболеваниями.</text:p>
      <text:p text:style-name="P9"><text:span text:style-name="T10"><text:tab/>1.3 </text:span><text:span text:style-name="T11">Т</text:span><text:span text:style-name="T7">ипы вопросов, </text:span><text:span text:style-name="T8">на которые </text:span><text:span text:style-name="T7">информация в онтологии</text:span><text:span text:style-name="T8"> </text:span><text:span text:style-name="T7">должна давать ответы: </text:span><text:span text:style-name="T8">Какое отделение отвечает за лечение такой-то болезни?; В каком отделении работает такой-то врач?; </text:span><text:span text:style-name="T9">В каких больницах есть указанное отделение?; Какие отделения есть вуказанной больнице?</text:span></text:p>
      <text:p text:style-name="P3"><text:span text:style-name="T2"><text:tab/>1.</text:span><text:span text:style-name="T4">4</text:span><text:span text:style-name="T2"> Пользователи: Врачи и пациенты.</text:span></text:p>
      <text:p text:style-name="P3"/>
      <text:p text:style-name="P7">2. <text:span text:style-name="T3">Термины онтологии</text:span></text:p>
      <text:p text:style-name="P4"/>
      <text:p text:style-name="P5">Отделение больницы; <text:span text:style-name="T13">Клиническое отделение; Диагностическое отделение; Амбулаторное отделение; </text:span><text:span text:style-name="T14">Врач; Пациент; Болезнь; </text:span><text:span text:style-name="T15">Заведущий отделением; </text:span><text:span text:style-name="T16">Б</text:span><text:span text:style-name="T6">ольница; </text:span><text:span text:style-name="T5">(</text:span><text:span text:style-name="T14">Дневной стационар; Отделение переливания крови; Стационар кратковременного пребывания; Физеотерапия и реабилитация; Отделение лучевой диагностики; Отделение рентгенохирургии; Отделение функциональной диагностики; Патологоанатомическое отделение; Приемное отделение; Эндоскопическое отделение; Приемное отделение; Эндоскопическое отделение; Гастроэнтерологическое отделение; Гинекологическое отделение; Кардиохирургическое отделение; Неврологическое отделение; Нейрохирургическое отделение; Оториноларингологическое отделение; Терапевтическое отделение; Отделение травматологии и ортопедии; Урологическое отделение; Хирургическое отделение;</text:span><text:span text:style-name="T5">)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15T20:43:51.531000000</dc:date>
    <meta:editing-duration>PT8H10M53S</meta:editing-duration>
    <meta:editing-cycles>14</meta:editing-cycles>
    <meta:document-statistic meta:table-count="0" meta:image-count="0" meta:object-count="0" meta:page-count="1" meta:paragraph-count="8" meta:word-count="146" meta:character-count="1419" meta:non-whitespace-character-count="1276"/>
  </office:meta>
</office:document-meta>
</file>